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46b8"/>
    </style:style>
    <style:style style:name="P2" style:family="paragraph" style:parent-style-name="Standard">
      <style:text-properties officeooo:rsid="000446b8" officeooo:paragraph-rsid="000446b8"/>
    </style:style>
    <style:style style:name="P3" style:family="paragraph" style:parent-style-name="Standard">
      <style:text-properties officeooo:rsid="000446b8" officeooo:paragraph-rsid="0009a95c"/>
    </style:style>
    <style:style style:name="P4" style:family="paragraph" style:parent-style-name="Standard">
      <style:text-properties officeooo:paragraph-rsid="00056086"/>
    </style:style>
    <style:style style:name="P5" style:family="paragraph" style:parent-style-name="Standard">
      <style:text-properties officeooo:paragraph-rsid="00081cfe"/>
    </style:style>
    <style:style style:name="P6" style:family="paragraph" style:parent-style-name="Standard">
      <style:text-properties officeooo:rsid="000629ad" officeooo:paragraph-rsid="0009a95c"/>
    </style:style>
    <style:style style:name="P7" style:family="paragraph" style:parent-style-name="Standard">
      <style:text-properties officeooo:paragraph-rsid="0009a95c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446b8"/>
    </style:style>
    <style:style style:name="T2" style:family="text">
      <style:text-properties officeooo:rsid="00056086"/>
    </style:style>
    <style:style style:name="T3" style:family="text">
      <style:text-properties officeooo:rsid="0006bcd9"/>
    </style:style>
    <style:style style:name="T4" style:family="text">
      <style:text-properties officeooo:rsid="000579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Roiling Original is a very large game. It has ten discrete areas to work through. This document lists all the maps and flowcharts relevant to the game <text:span text:style-name="T3">that are not linear. I did not include the introductory area, the Strip of Profits, and the Demo Dome, since they are very linear.</text:span></text:p>
      <text:p text:style-name="Standard"/>
      <text:p text:style-name="P6">This document does not give all the steps through but rather isolates what can be done in which order. <text:s/>However, it can also double as a refresher if you don’t want to replay the whole game but want to see what to flip. </text:p>
      <text:p text:style-name="P7"/>
      <text:p text:style-name="P3">If you are reading this in FoxIt, ctrl-g will let you choose the right page. Unfortunately, I can’t create a PDF file with full links, because the base OpenOffice document is one page, <text:span text:style-name="T4">and I can’t point to pages that don’t exist before I tack on the other PDF files</text:span>.</text:p>
      <text:p text:style-name="P3"/>
      <text:p text:style-name="P6">Dotted lines are to last lousy points. Elliptical rooms indicate decision points instead of actions or action sequences.</text:p>
      <text:p text:style-name="P3"/>
      <text:p text:style-name="P7"><text:span text:style-name="T1">Page 2</text:span> contains the game map.</text:p>
      <text:p text:style-name="P1"><text:span text:style-name="T1">Page 3 contains</text:span> the Volt Maze map, which isn't critical for the game, but it was easy enough to add in.</text:p>
      <text:p text:style-name="P4"><text:span text:style-name="T2">Page 4 contains </text:span>the walkthrough flowchart for Store P.</text:p>
      <text:p text:style-name="Standard"><text:span text:style-name="T2">Page 5 </text:span>contains the walkthrough flowchart for Store T.</text:p>
      <text:p text:style-name="Standard"><text:span text:style-name="T2">Page 6</text:span> contains the walkthrough flowchart for Store U.</text:p>
      <text:p text:style-name="Standard"><text:span text:style-name="T2">Page 7</text:span> contains the walkthrough flowchart for Store V.</text:p>
      <text:p text:style-name="Standard"><text:span text:style-name="T2">Page 8</text:span> contains the walkthrough flowchart for Store W.</text:p>
      <text:p text:style-name="Standard"><text:span text:style-name="T2">Page 9</text:span> contains the walkthrough flowchart for Store Y.</text:p>
      <text:p text:style-name="Standard"/>
      <text:p text:style-name="P1">The maps were created with <text:a xlink:type="simple" xlink:href="http://www.trizbort.com/" text:style-name="Internet_20_link" text:visited-style-name="Visited_20_Internet_20_Link">T</text:a><text:a xlink:type="simple" xlink:href="http://www.trizbort.com/" text:style-name="Internet_20_link" text:visited-style-name="Visited_20_Internet_20_Link"><text:span text:style-name="T1">rizbort</text:span></text:a><text:span text:style-name="T1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chultz</meta:initial-creator>
    <meta:creation-date>2017-02-27T22:14:18.96</meta:creation-date>
    <dc:date>2017-02-28T18:51:02.456000000</dc:date>
    <meta:editing-duration>PT14H10M21S</meta:editing-duration>
    <meta:editing-cycles>5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3" meta:word-count="250" meta:character-count="1381" meta:non-whitespace-character-count="1142"/>
  </office:meta>
</office:document-meta>
</file>